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Mediana </text:p>
          </table:table-cell>
          <table:table-cell office:value-type="string" calcext:value-type="string">
            <text:p>DSVT</text:p>
          </table:table-cell>
        </table:table-row>
        <table:table-row table:style-name="ro1">
          <table:table-cell office:value-type="string" calcext:value-type="string">
            <text:p>Ackley50D</text:p>
          </table:table-cell>
          <table:table-cell office:value-type="float" office:value="0.000000119209289550781" calcext:value-type="float">
            <text:p>1.19209289550781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kley100D</text:p>
          </table:table-cell>
          <table:table-cell office:value-type="float" office:value="0.000000119209289550781" calcext:value-type="float">
            <text:p>1.19209289550781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kley200D</text:p>
          </table:table-cell>
          <table:table-cell office:value-type="float" office:value="0.000000119209289550781" calcext:value-type="float">
            <text:p>1.19209289550781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gar50D</text:p>
          </table:table-cell>
          <table:table-cell office:value-type="float" office:value="0.000000119209289550781" calcext:value-type="float">
            <text:p>1.19209289550781E-07</text:p>
          </table:table-cell>
          <table:table-cell office:value-type="float" office:value="0.0000000353031851148962" calcext:value-type="float">
            <text:p>3.53031851148962E-08</text:p>
          </table:table-cell>
        </table:table-row>
        <table:table-row table:style-name="ro1">
          <table:table-cell office:value-type="string" calcext:value-type="string">
            <text:p>Cigar100D</text:p>
          </table:table-cell>
          <table:table-cell office:value-type="float" office:value="0.000000119209289550781" calcext:value-type="float">
            <text:p>1.19209289550781E-07</text:p>
          </table:table-cell>
          <table:table-cell office:value-type="float" office:value="0.0000000554975094232698" calcext:value-type="float">
            <text:p>5.54975094232698E-08</text:p>
          </table:table-cell>
        </table:table-row>
        <table:table-row table:style-name="ro1">
          <table:table-cell office:value-type="string" calcext:value-type="string">
            <text:p>Cigar200D</text:p>
          </table:table-cell>
          <table:table-cell office:value-type="float" office:value="0.000000119209289550781" calcext:value-type="float">
            <text:p>1.19209289550781E-07</text:p>
          </table:table-cell>
          <table:table-cell office:value-type="float" office:value="0.0000000428212409083307" calcext:value-type="float">
            <text:p>4.28212409083307E-08</text:p>
          </table:table-cell>
        </table:table-row>
        <table:table-row table:style-name="ro1">
          <table:table-cell office:value-type="string" calcext:value-type="string">
            <text:p>Cigar_Tablet50D</text:p>
          </table:table-cell>
          <table:table-cell office:value-type="float" office:value="0.000000119209289550781" calcext:value-type="float">
            <text:p>1.19209289550781E-07</text:p>
          </table:table-cell>
          <table:table-cell office:value-type="float" office:value="0.0000000725082286798502" calcext:value-type="float">
            <text:p>7.25082286798502E-08</text:p>
          </table:table-cell>
        </table:table-row>
        <table:table-row table:style-name="ro1">
          <table:table-cell office:value-type="string" calcext:value-type="string">
            <text:p>Cigar_Tablet100D</text:p>
          </table:table-cell>
          <table:table-cell office:value-type="float" office:value="0.000000119209289550781" calcext:value-type="float">
            <text:p>1.19209289550781E-07</text:p>
          </table:table-cell>
          <table:table-cell office:value-type="float" office:value="0.0000000908375694753102" calcext:value-type="float">
            <text:p>9.08375694753102E-08</text:p>
          </table:table-cell>
        </table:table-row>
        <table:table-row table:style-name="ro1">
          <table:table-cell office:value-type="string" calcext:value-type="string">
            <text:p>Cigar_Tablet200D</text:p>
          </table:table-cell>
          <table:table-cell office:value-type="float" office:value="0.000000119209289550781" calcext:value-type="float">
            <text:p>1.19209289550781E-07</text:p>
          </table:table-cell>
          <table:table-cell office:value-type="float" office:value="0.0000000768250535534545" calcext:value-type="float">
            <text:p>7.68250535534545E-08</text:p>
          </table:table-cell>
        </table:table-row>
        <table:table-row table:style-name="ro1">
          <table:table-cell office:value-type="string" calcext:value-type="string">
            <text:p>Ellipsoid50D</text:p>
          </table:table-cell>
          <table:table-cell office:value-type="float" office:value="0.000000119209289550781" calcext:value-type="float">
            <text:p>1.19209289550781E-07</text:p>
          </table:table-cell>
          <table:table-cell office:value-type="float" office:value="0.000000021073424255447" calcext:value-type="float">
            <text:p>2.1073424255447E-08</text:p>
          </table:table-cell>
        </table:table-row>
        <table:table-row table:style-name="ro1">
          <table:table-cell office:value-type="string" calcext:value-type="string">
            <text:p>Ellipsoid100D</text:p>
          </table:table-cell>
          <table:table-cell office:value-type="float" office:value="0.000000119209289550781" calcext:value-type="float">
            <text:p>1.19209289550781E-07</text:p>
          </table:table-cell>
          <table:table-cell office:value-type="float" office:value="0.00000010678513413523" calcext:value-type="float">
            <text:p>1.0678513413523E-07</text:p>
          </table:table-cell>
        </table:table-row>
        <table:table-row table:style-name="ro1">
          <table:table-cell office:value-type="string" calcext:value-type="string">
            <text:p>Ellipsoid200D</text:p>
          </table:table-cell>
          <table:table-cell office:value-type="float" office:value="0.000000119209289550781" calcext:value-type="float">
            <text:p>1.19209289550781E-07</text:p>
          </table:table-cell>
          <table:table-cell office:value-type="float" office:value="0.0000000533925670676149" calcext:value-type="float">
            <text:p>5.33925670676149E-08</text:p>
          </table:table-cell>
        </table:table-row>
        <table:table-row table:style-name="ro1">
          <table:table-cell office:value-type="string" calcext:value-type="string">
            <text:p>ExpandedSchaffer50D</text:p>
          </table:table-cell>
          <table:table-cell office:value-type="float" office:value="150.000001430511" calcext:value-type="float">
            <text:p>150.000001430511</text:p>
          </table:table-cell>
          <table:table-cell office:value-type="float" office:value="0.000000475874821887823" calcext:value-type="float">
            <text:p>4.75874821887823E-07</text:p>
          </table:table-cell>
        </table:table-row>
        <table:table-row table:style-name="ro1">
          <table:table-cell office:value-type="string" calcext:value-type="string">
            <text:p>ExpandedSchaffer100D</text:p>
          </table:table-cell>
          <table:table-cell office:value-type="float" office:value="150.000001430511" calcext:value-type="float">
            <text:p>150.000001430511</text:p>
          </table:table-cell>
          <table:table-cell office:value-type="float" office:value="0.000000996341790781203" calcext:value-type="float">
            <text:p>9.96341790781203E-07</text:p>
          </table:table-cell>
        </table:table-row>
        <table:table-row table:style-name="ro1">
          <table:table-cell office:value-type="string" calcext:value-type="string">
            <text:p>ExpandedSchaffer200D</text:p>
          </table:table-cell>
          <table:table-cell office:value-type="float" office:value="150.000001430511" calcext:value-type="float">
            <text:p>150.000001430511</text:p>
          </table:table-cell>
          <table:table-cell office:value-type="float" office:value="0.000000655814941130952" calcext:value-type="float">
            <text:p>6.55814941130952E-07</text:p>
          </table:table-cell>
        </table:table-row>
        <table:table-row table:style-name="ro1">
          <table:table-cell office:value-type="string" calcext:value-type="string">
            <text:p>Griewangk50D</text:p>
          </table:table-cell>
          <table:table-cell office:value-type="float" office:value="0.000000119209289550781" calcext:value-type="float">
            <text:p>1.19209289550781E-07</text:p>
          </table:table-cell>
          <table:table-cell office:value-type="float" office:value="0.000000021073424255447" calcext:value-type="float">
            <text:p>2.1073424255447E-08</text:p>
          </table:table-cell>
        </table:table-row>
        <table:table-row table:style-name="ro1">
          <table:table-cell office:value-type="string" calcext:value-type="string">
            <text:p>Griewangk100D</text:p>
          </table:table-cell>
          <table:table-cell office:value-type="float" office:value="0.000000119209289550781" calcext:value-type="float">
            <text:p>1.19209289550781E-07</text:p>
          </table:table-cell>
          <table:table-cell office:value-type="float" office:value="0.000000021073424255447" calcext:value-type="float">
            <text:p>2.1073424255447E-08</text:p>
          </table:table-cell>
        </table:table-row>
        <table:table-row table:style-name="ro1">
          <table:table-cell office:value-type="string" calcext:value-type="string">
            <text:p>Griewangk200D</text:p>
          </table:table-cell>
          <table:table-cell office:value-type="float" office:value="0.000000119209289550781" calcext:value-type="float">
            <text:p>1.19209289550781E-07</text:p>
          </table:table-cell>
          <table:table-cell office:value-type="float" office:value="0.0000000293176994823196" calcext:value-type="float">
            <text:p>2.93176994823196E-08</text:p>
          </table:table-cell>
        </table:table-row>
        <table:table-row table:style-name="ro1">
          <table:table-cell office:value-type="string" calcext:value-type="string">
            <text:p>Happycat50D</text:p>
          </table:table-cell>
          <table:table-cell office:value-type="float" office:value="2.85856091976166" calcext:value-type="float">
            <text:p>2.85856091976166</text:p>
          </table:table-cell>
          <table:table-cell office:value-type="float" office:value="0.0721415955127397" calcext:value-type="float">
            <text:p>0.07214159551274</text:p>
          </table:table-cell>
        </table:table-row>
        <table:table-row table:style-name="ro1">
          <table:table-cell office:value-type="string" calcext:value-type="string">
            <text:p>Happycat100D</text:p>
          </table:table-cell>
          <table:table-cell office:value-type="float" office:value="3.4117636680603" calcext:value-type="float">
            <text:p>3.4117636680603</text:p>
          </table:table-cell>
          <table:table-cell office:value-type="float" office:value="0.11779235738719" calcext:value-type="float">
            <text:p>0.11779235738719</text:p>
          </table:table-cell>
        </table:table-row>
        <table:table-row table:style-name="ro1">
          <table:table-cell office:value-type="string" calcext:value-type="string">
            <text:p>Happycat200D</text:p>
          </table:table-cell>
          <table:table-cell office:value-type="float" office:value="2.84455114603043" calcext:value-type="float">
            <text:p>2.84455114603043</text:p>
          </table:table-cell>
          <table:table-cell office:value-type="float" office:value="0.368245520970028" calcext:value-type="float">
            <text:p>0.368245520970028</text:p>
          </table:table-cell>
        </table:table-row>
        <table:table-row table:style-name="ro1">
          <table:table-cell office:value-type="string" calcext:value-type="string">
            <text:p>HGbat50D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Gbat100D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Gbat200D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ifiedSchwefel50D</text:p>
          </table:table-cell>
          <table:table-cell office:value-type="float" office:value="0.00063633918762207" calcext:value-type="float">
            <text:p>0.000636339187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ifiedSchwefel100D</text:p>
          </table:table-cell>
          <table:table-cell office:value-type="float" office:value="0.00127279758453369" calcext:value-type="float">
            <text:p>0.001272797584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ifiedSchwefel200D</text:p>
          </table:table-cell>
          <table:table-cell office:value-type="float" office:value="0.00254547595977783" calcext:value-type="float">
            <text:p>0.002545475959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strigin50D</text:p>
          </table:table-cell>
          <table:table-cell office:value-type="float" office:value="150.000001549721" calcext:value-type="float">
            <text:p>150.000001549721</text:p>
          </table:table-cell>
          <table:table-cell office:value-type="float" office:value="0.000000985557395665398" calcext:value-type="float">
            <text:p>9.85557395665398E-07</text:p>
          </table:table-cell>
        </table:table-row>
        <table:table-row table:style-name="ro1">
          <table:table-cell office:value-type="string" calcext:value-type="string">
            <text:p>Rastrigin100D</text:p>
          </table:table-cell>
          <table:table-cell office:value-type="float" office:value="150.000001430511" calcext:value-type="float">
            <text:p>150.000001430511</text:p>
          </table:table-cell>
          <table:table-cell office:value-type="float" office:value="0.000000586830208877449" calcext:value-type="float">
            <text:p>5.86830208877449E-07</text:p>
          </table:table-cell>
        </table:table-row>
        <table:table-row table:style-name="ro1">
          <table:table-cell office:value-type="string" calcext:value-type="string">
            <text:p>Rastrigin200D</text:p>
          </table:table-cell>
          <table:table-cell office:value-type="float" office:value="150.000001430511" calcext:value-type="float">
            <text:p>150.000001430511</text:p>
          </table:table-cell>
          <table:table-cell office:value-type="float" office:value="0.000000437855694869653" calcext:value-type="float">
            <text:p>4.37855694869653E-07</text:p>
          </table:table-cell>
        </table:table-row>
        <table:table-row table:style-name="ro1">
          <table:table-cell office:value-type="string" calcext:value-type="string">
            <text:p>Rosenbrock50D</text:p>
          </table:table-cell>
          <table:table-cell office:value-type="float" office:value="48.8965391516686" calcext:value-type="float">
            <text:p>48.8965391516686</text:p>
          </table:table-cell>
          <table:table-cell office:value-type="float" office:value="0.0338472813688273" calcext:value-type="float">
            <text:p>0.033847281368827</text:p>
          </table:table-cell>
        </table:table-row>
        <table:table-row table:style-name="ro1">
          <table:table-cell office:value-type="string" calcext:value-type="string">
            <text:p>Rosenbrock100D</text:p>
          </table:table-cell>
          <table:table-cell office:value-type="float" office:value="98.8862324953079" calcext:value-type="float">
            <text:p>98.8862324953079</text:p>
          </table:table-cell>
          <table:table-cell office:value-type="float" office:value="0.0357372204063821" calcext:value-type="float">
            <text:p>0.035737220406382</text:p>
          </table:table-cell>
        </table:table-row>
        <table:table-row table:style-name="ro1">
          <table:table-cell office:value-type="string" calcext:value-type="string">
            <text:p>Rosenbrock200D</text:p>
          </table:table-cell>
          <table:table-cell office:value-type="float" office:value="198.880676746368" calcext:value-type="float">
            <text:p>198.880676746368</text:p>
          </table:table-cell>
          <table:table-cell office:value-type="float" office:value="0.0423460692604338" calcext:value-type="float">
            <text:p>0.042346069260434</text:p>
          </table:table-cell>
        </table:table-row>
        <table:table-row table:style-name="ro1">
          <table:table-cell office:value-type="string" calcext:value-type="string">
            <text:p>Sphere50D</text:p>
          </table:table-cell>
          <table:table-cell office:value-type="float" office:value="0.000000119209289550781" calcext:value-type="float">
            <text:p>1.19209289550781E-07</text:p>
          </table:table-cell>
          <table:table-cell office:value-type="float" office:value="0.000000021073424255447" calcext:value-type="float">
            <text:p>2.1073424255447E-08</text:p>
          </table:table-cell>
        </table:table-row>
        <table:table-row table:style-name="ro1">
          <table:table-cell office:value-type="string" calcext:value-type="string">
            <text:p>Sphere100D</text:p>
          </table:table-cell>
          <table:table-cell office:value-type="float" office:value="0.000000119209289550781" calcext:value-type="float">
            <text:p>1.19209289550781E-07</text:p>
          </table:table-cell>
          <table:table-cell office:value-type="float" office:value="0.0000000353031851148962" calcext:value-type="float">
            <text:p>3.53031851148962E-08</text:p>
          </table:table-cell>
        </table:table-row>
        <table:table-row table:style-name="ro1">
          <table:table-cell office:value-type="string" calcext:value-type="string">
            <text:p>Sphere200D</text:p>
          </table:table-cell>
          <table:table-cell office:value-type="float" office:value="0.000000119209289550781" calcext:value-type="float">
            <text:p>1.19209289550781E-07</text:p>
          </table:table-cell>
          <table:table-cell office:value-type="float" office:value="0.000000021073424255447" calcext:value-type="float">
            <text:p>2.1073424255447E-08</text:p>
          </table:table-cell>
        </table:table-row>
        <table:table-row table:style-name="ro1">
          <table:table-cell office:value-type="string" calcext:value-type="string">
            <text:p>Sum_Cancellation50D</text:p>
          </table:table-cell>
          <table:table-cell office:value-type="float" office:value="0.000000119209289550781" calcext:value-type="float">
            <text:p>1.19209289550781E-07</text:p>
          </table:table-cell>
          <table:table-cell office:value-type="float" office:value="0.000000021073424255447" calcext:value-type="float">
            <text:p>2.1073424255447E-08</text:p>
          </table:table-cell>
        </table:table-row>
        <table:table-row table:style-name="ro1">
          <table:table-cell office:value-type="string" calcext:value-type="string">
            <text:p>Sum_Cancellation100D</text:p>
          </table:table-cell>
          <table:table-cell office:value-type="float" office:value="0.000000119209289550781" calcext:value-type="float">
            <text:p>1.19209289550781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_Cancellation200D</text:p>
          </table:table-cell>
          <table:table-cell office:value-type="float" office:value="0.000000119209289550781" calcext:value-type="float">
            <text:p>1.19209289550781E-07</text:p>
          </table:table-cell>
          <table:table-cell office:value-type="float" office:value="0.0000000821418949017157" calcext:value-type="float">
            <text:p>8.21418949017157E-08</text:p>
          </table:table-cell>
        </table:table-row>
        <table:table-row table:style-name="ro1">
          <table:table-cell office:value-type="string" calcext:value-type="string">
            <text:p>Tablet50D</text:p>
          </table:table-cell>
          <table:table-cell office:value-type="float" office:value="200.000001549721" calcext:value-type="float">
            <text:p>200.000001549721</text:p>
          </table:table-cell>
          <table:table-cell office:value-type="float" office:value="0.00000152733209142899" calcext:value-type="float">
            <text:p>1.52733209142899E-06</text:p>
          </table:table-cell>
        </table:table-row>
        <table:table-row table:style-name="ro1">
          <table:table-cell office:value-type="string" calcext:value-type="string">
            <text:p>Tablet100D</text:p>
          </table:table-cell>
          <table:table-cell office:value-type="float" office:value="200.00000166893" calcext:value-type="float">
            <text:p>200.00000166893</text:p>
          </table:table-cell>
          <table:table-cell office:value-type="float" office:value="0.000000994031434068556" calcext:value-type="float">
            <text:p>9.94031434068556E-07</text:p>
          </table:table-cell>
        </table:table-row>
        <table:table-row table:style-name="ro1">
          <table:table-cell office:value-type="string" calcext:value-type="string">
            <text:p>Tablet200D</text:p>
          </table:table-cell>
          <table:table-cell office:value-type="float" office:value="200.000001549721" calcext:value-type="float">
            <text:p>200.000001549721</text:p>
          </table:table-cell>
          <table:table-cell office:value-type="float" office:value="0.000000875735927374396" calcext:value-type="float">
            <text:p>8.75735927374396E-07</text:p>
          </table:table-cell>
        </table:table-row>
        <table:table-row table:style-name="ro1">
          <table:table-cell office:value-type="string" calcext:value-type="string">
            <text:p>Two_Axes50D</text:p>
          </table:table-cell>
          <table:table-cell office:value-type="float" office:value="150.000001430511" calcext:value-type="float">
            <text:p>150.000001430511</text:p>
          </table:table-cell>
          <table:table-cell office:value-type="float" office:value="0.00000195289037899182" calcext:value-type="float">
            <text:p>1.95289037899182E-06</text:p>
          </table:table-cell>
        </table:table-row>
        <table:table-row table:style-name="ro1">
          <table:table-cell office:value-type="string" calcext:value-type="string">
            <text:p>Two_Axes100D</text:p>
          </table:table-cell>
          <table:table-cell office:value-type="float" office:value="150.000001370907" calcext:value-type="float">
            <text:p>150.000001370907</text:p>
          </table:table-cell>
          <table:table-cell office:value-type="float" office:value="0.000000870230447594083" calcext:value-type="float">
            <text:p>8.70230447594083E-07</text:p>
          </table:table-cell>
        </table:table-row>
        <table:table-row table:style-name="ro1">
          <table:table-cell office:value-type="string" calcext:value-type="string">
            <text:p>Two_Axes200D</text:p>
          </table:table-cell>
          <table:table-cell office:value-type="float" office:value="150.000001430511" calcext:value-type="float">
            <text:p>150.000001430511</text:p>
          </table:table-cell>
          <table:table-cell office:value-type="float" office:value="7.84273598915135E+102" calcext:value-type="float">
            <text:p>7.84273598915135E+102</text:p>
          </table:table-cell>
        </table:table-row>
        <table:table-row table:style-name="ro1">
          <table:table-cell office:value-type="string" calcext:value-type="string">
            <text:p>Two_Axes2_50D</text:p>
          </table:table-cell>
          <table:table-cell office:value-type="float" office:value="200.000001251698" calcext:value-type="float">
            <text:p>200.000001251698</text:p>
          </table:table-cell>
          <table:table-cell office:value-type="float" office:value="0.000000490447521857873" calcext:value-type="float">
            <text:p>4.90447521857873E-07</text:p>
          </table:table-cell>
        </table:table-row>
        <table:table-row table:style-name="ro1">
          <table:table-cell office:value-type="string" calcext:value-type="string">
            <text:p>Two_Axes2_100D</text:p>
          </table:table-cell>
          <table:table-cell office:value-type="float" office:value="200.000001311302" calcext:value-type="float">
            <text:p>200.000001311302</text:p>
          </table:table-cell>
          <table:table-cell office:value-type="float" office:value="0.000000564026111359084" calcext:value-type="float">
            <text:p>5.64026111359084E-07</text:p>
          </table:table-cell>
        </table:table-row>
        <table:table-row table:style-name="ro1">
          <table:table-cell office:value-type="string" calcext:value-type="string">
            <text:p>Two_Axes2_200D</text:p>
          </table:table-cell>
          <table:table-cell office:value-type="float" office:value="200.000001609325" calcext:value-type="float">
            <text:p>200.000001609325</text:p>
          </table:table-cell>
          <table:table-cell office:value-type="float" office:value="0.000000564026111359084" calcext:value-type="float">
            <text:p>5.64026111359084E-07</text:p>
          </table:table-cell>
        </table:table-row>
        <table:table-row table:style-name="ro1">
          <table:table-cell office:value-type="string" calcext:value-type="string">
            <text:p>Weierstrass50D</text:p>
          </table:table-cell>
          <table:table-cell office:value-type="float" office:value="200.000001430511" calcext:value-type="float">
            <text:p>200.000001430511</text:p>
          </table:table-cell>
          <table:table-cell office:value-type="float" office:value="0.000000711037324777485" calcext:value-type="float">
            <text:p>7.11037324777485E-07</text:p>
          </table:table-cell>
        </table:table-row>
        <table:table-row table:style-name="ro1">
          <table:table-cell office:value-type="string" calcext:value-type="string">
            <text:p>Weierstrass100D</text:p>
          </table:table-cell>
          <table:table-cell office:value-type="float" office:value="200.000001490116" calcext:value-type="float">
            <text:p>200.000001490116</text:p>
          </table:table-cell>
          <table:table-cell office:value-type="float" office:value="0.000000759313323675294" calcext:value-type="float">
            <text:p>7.59313323675294E-07</text:p>
          </table:table-cell>
        </table:table-row>
        <table:table-row table:style-name="ro1">
          <table:table-cell office:value-type="string" calcext:value-type="string">
            <text:p>Weierstrass200D</text:p>
          </table:table-cell>
          <table:table-cell office:value-type="float" office:value="200.000001370907" calcext:value-type="float">
            <text:p>200.000001370907</text:p>
          </table:table-cell>
          <table:table-cell office:value-type="float" office:value="0.000000464895892230893" calcext:value-type="float">
            <text:p>4.64895892230893E-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/00/0000</text:date>, <text:time style:data-style-name="N2" text:time-value="08:06:51.2468384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8T08:02:08.633463246</meta:creation-date>
    <dc:date>2022-04-26T14:56:30.069890378</dc:date>
    <meta:editing-duration>PT11H50M43S</meta:editing-duration>
    <meta:editing-cycles>17</meta:editing-cycles>
    <meta:generator>LibreOffice/6.4.7.2$Linux_X86_64 LibreOffice_project/40$Build-2</meta:generator>
    <meta:document-statistic meta:table-count="1" meta:cell-count="155" meta:object-count="0"/>
  </office:meta>
</office:document-meta>
</file>